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Inter" svg:font-family="Inter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 style:font-family-generic="roman"/>
  </office:font-face-decls>
  <office:automatic-styles>
    <style:style style:name="P1" style:family="paragraph" style:parent-style-name="Standard">
      <style:text-properties officeooo:rsid="000d8d85" officeooo:paragraph-rsid="000d8d85"/>
    </style:style>
    <style:style style:name="P2" style:family="paragraph" style:parent-style-name="Standard">
      <style:text-properties style:text-underline-style="none" officeooo:rsid="000d8d85" officeooo:paragraph-rsid="000d8d85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rsid="0010044e" officeooo:paragraph-rsid="0010044e"/>
    </style:style>
    <style:style style:name="P5" style:family="paragraph" style:parent-style-name="Standard">
      <style:text-properties style:text-underline-style="none" fo:font-weight="normal" officeooo:rsid="0011ec75" officeooo:paragraph-rsid="0011ec75" style:font-weight-asian="normal" style:font-weight-complex="normal"/>
    </style:style>
    <style:style style:name="P6" style:family="paragraph" style:parent-style-name="Standard" style:list-style-name="L5">
      <style:text-properties style:text-underline-style="none" fo:font-weight="normal" officeooo:rsid="0011ec75" officeooo:paragraph-rsid="0011ec7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d8d85" officeooo:paragraph-rsid="000d8d85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0ee258" officeooo:paragraph-rsid="000ee25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ee258" officeooo:paragraph-rsid="000ee25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0044e" officeooo:paragraph-rsid="000ee25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044e" officeooo:paragraph-rsid="0010044e" style:font-weight-asian="normal" style:font-weight-complex="normal"/>
    </style:style>
    <style:style style:name="P12" style:family="paragraph" style:parent-style-name="Standard" style:list-style-name="L6">
      <style:text-properties style:text-underline-style="none" fo:font-weight="normal" officeooo:rsid="001363d5" officeooo:paragraph-rsid="001363d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363d5" officeooo:paragraph-rsid="001363d5" style:font-weight-asian="normal" style:font-weight-complex="normal"/>
    </style:style>
    <style:style style:name="P14" style:family="paragraph" style:parent-style-name="Standard" style:list-style-name="L9">
      <style:text-properties style:text-underline-style="none" fo:font-weight="normal" officeooo:rsid="001475bf" officeooo:paragraph-rsid="001475bf" style:font-weight-asian="normal" style:font-weight-complex="normal"/>
    </style:style>
    <style:style style:name="P15" style:family="paragraph" style:parent-style-name="Standard" style:list-style-name="L14">
      <style:text-properties style:text-underline-style="none" fo:font-weight="normal" officeooo:rsid="0016a523" officeooo:paragraph-rsid="0016a52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6a523" officeooo:paragraph-rsid="0016a523" style:font-weight-asian="normal" style:font-weight-complex="normal"/>
    </style:style>
    <style:style style:name="P17" style:family="paragraph" style:parent-style-name="Standard">
      <style:text-properties style:text-underline-style="none" officeooo:rsid="001475bf" officeooo:paragraph-rsid="001475bf"/>
    </style:style>
    <style:style style:name="P18" style:family="paragraph" style:parent-style-name="Standard">
      <style:paragraph-properties fo:text-align="start" style:justify-single-word="false"/>
      <style:text-properties style:text-underline-style="none"/>
    </style:style>
    <style:style style:name="P19" style:family="paragraph" style:parent-style-name="Standard">
      <style:text-properties style:font-name="Timesnewroman" style:text-underline-style="none" fo:font-weight="normal" officeooo:rsid="000d8d85" officeooo:paragraph-rsid="000d8d85" style:font-weight-asian="normal" style:font-weight-complex="normal"/>
    </style:style>
    <style:style style:name="P20" style:family="paragraph" style:parent-style-name="Standard">
      <style:text-properties fo:font-size="15pt" officeooo:rsid="000d8d85" officeooo:paragraph-rsid="000d8d85" style:font-size-asian="15pt" style:font-size-complex="15pt"/>
    </style:style>
    <style:style style:name="P21" style:family="paragraph" style:parent-style-name="Standard">
      <style:text-properties fo:font-size="13pt" style:text-underline-style="none" officeooo:rsid="000d8d85" officeooo:paragraph-rsid="000d8d85" style:font-size-asian="13pt" style:font-size-complex="13pt"/>
    </style:style>
    <style:style style:name="P22" style:family="paragraph" style:parent-style-name="Standard">
      <style:text-properties fo:font-size="13pt" style:text-underline-style="none" officeooo:rsid="0010044e" officeooo:paragraph-rsid="0010044e" style:font-size-asian="13pt" style:font-size-complex="13pt"/>
    </style:style>
    <style:style style:name="P23" style:family="paragraph" style:parent-style-name="Standard">
      <style:text-properties fo:font-size="13pt" style:text-underline-style="none" fo:font-weight="bold" officeooo:rsid="0011ec75" officeooo:paragraph-rsid="0011ec75" style:font-size-asian="13pt" style:font-weight-asian="bold" style:font-size-complex="13pt" style:font-weight-complex="bold"/>
    </style:style>
    <style:style style:name="P24" style:family="paragraph" style:parent-style-name="Standard">
      <style:text-properties fo:font-size="14pt" style:text-underline-style="none" fo:font-weight="bold" officeooo:rsid="0011ec75" officeooo:paragraph-rsid="0011ec75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none" fo:font-weight="bold" officeooo:rsid="001475bf" officeooo:paragraph-rsid="001475b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38c6" officeooo:paragraph-rsid="001538c6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none" fo:font-weight="normal" officeooo:rsid="0011ec75" officeooo:paragraph-rsid="0011ec75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1475bf" officeooo:paragraph-rsid="001475bf" style:font-size-asian="14pt" style:font-weight-asian="normal" style:font-size-complex="14pt" style:font-weight-complex="normal"/>
    </style:style>
    <style:style style:name="P29" style:family="paragraph" style:parent-style-name="Standard" style:list-style-name="L10">
      <style:text-properties fo:font-size="14pt" style:text-underline-style="none" fo:font-weight="normal" officeooo:rsid="001475bf" officeooo:paragraph-rsid="001475bf" style:font-size-asian="14pt" style:font-weight-asian="normal" style:font-size-complex="14pt" style:font-weight-complex="normal"/>
    </style:style>
    <style:style style:name="P30" style:family="paragraph" style:parent-style-name="Standard" style:list-style-name="L10">
      <style:text-properties fo:font-size="14pt" style:text-underline-style="none" fo:font-weight="normal" officeooo:rsid="001538c6" officeooo:paragraph-rsid="001538c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38c6" officeooo:paragraph-rsid="001538c6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style:text-underline-style="none" officeooo:rsid="001475bf" officeooo:paragraph-rsid="001475bf" style:font-size-asian="14pt" style:font-size-complex="14pt"/>
    </style:style>
    <style:style style:name="P33" style:family="paragraph" style:parent-style-name="Standard">
      <style:text-properties fo:font-size="14pt" fo:font-weight="bold" officeooo:rsid="001538c6" officeooo:paragraph-rsid="001538c6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6a523" officeooo:paragraph-rsid="0016a523" style:font-size-asian="14pt" style:font-weight-asian="bold" style:font-size-complex="14pt" style:font-weight-complex="bold"/>
    </style:style>
    <style:style style:name="P35" style:family="paragraph" style:parent-style-name="Standard" style:list-style-name="L12">
      <style:text-properties fo:font-size="14pt" fo:font-weight="normal" officeooo:rsid="001538c6" officeooo:paragraph-rsid="001538c6" style:font-size-asian="14pt" style:font-weight-asian="normal" style:font-size-complex="14pt" style:font-weight-complex="normal"/>
    </style:style>
    <style:style style:name="P36" style:family="paragraph" style:parent-style-name="Standard" style:list-style-name="L13">
      <style:text-properties fo:font-size="14pt" fo:font-weight="normal" officeooo:rsid="0016a523" officeooo:paragraph-rsid="0016a523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 style:list-style-name="L11">
      <style:text-properties officeooo:paragraph-rsid="001538c6"/>
    </style:style>
    <style:style style:name="P39" style:family="paragraph" style:parent-style-name="Standard">
      <style:text-properties officeooo:paragraph-rsid="001538c6"/>
    </style:style>
    <style:style style:name="P40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8d85" style:font-weight-asian="bold" style:font-weight-complex="bold"/>
    </style:style>
    <style:style style:name="T3" style:family="text">
      <style:text-properties fo:font-weight="bold" officeooo:rsid="000ee258" style:font-weight-asian="bold" style:font-weight-complex="bold"/>
    </style:style>
    <style:style style:name="T4" style:family="text">
      <style:text-properties fo:font-weight="bold" officeooo:rsid="0011ec75" style:font-weight-asian="bold" style:font-weight-complex="bold"/>
    </style:style>
    <style:style style:name="T5" style:family="text">
      <style:text-properties fo:font-weight="bold" officeooo:rsid="001363d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d8d85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officeooo:rsid="001538c6" style:font-weight-asian="normal" style:font-weight-complex="normal"/>
    </style:style>
    <style:style style:name="T10" style:family="text">
      <style:text-properties officeooo:rsid="0011ec75"/>
    </style:style>
    <style:style style:name="T11" style:family="text">
      <style:text-properties officeooo:rsid="001538c6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363d5" style:font-size-asian="14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 text:c="46"/><text:span text:style-name="T7">INVOICE MANAGEMENT SYSTEM</text:span></text:p>
      <text:p text:style-name="P3"><text:span text:style-name="T2"/></text:p>
      <text:p text:style-name="P18"><text:span text:style-name="T2"><text:s text:c="48"/></text:span></text:p>
      <text:p text:style-name="P37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20"><text:span text:style-name="T6">INTRODUCTION:</text:span></text:p>
      <text:p text:style-name="P1"><text:span text:style-name="T6"/></text:p>
      <text:p text:style-name="P19">Invoice management system is a business funciton that facilitates the procurement process. It involves the process of manging supplier invoices. Along with facilitating prompt payments, invoice management help businesses determine the legitomacy of any invoice.</text:p>
      <text:p text:style-name="P7"/>
      <text:p text:style-name="P21"><text:span text:style-name="T1">So, the steps involved in invoice management are as fo</text:span><text:span text:style-name="T3">llows:</text:span></text:p>
      <text:p text:style-name="P2"><text:span text:style-name="T3"/></text:p>
      <text:list xml:id="list3147011917" text:style-name="L2">
        <text:list-item>
          <text:p text:style-name="P8">Getting the invoice</text:p>
        </text:list-item>
        <text:list-item>
          <text:p text:style-name="P8">Analyzing the details</text:p>
        </text:list-item>
        <text:list-item>
          <text:p text:style-name="P8">Validating the invoice information</text:p>
        </text:list-item>
        <text:list-item>
          <text:p text:style-name="P8">Approving the invoice payment</text:p>
        </text:list-item>
        <text:list-item>
          <text:p text:style-name="P8">Extracting invoices and transactions and saving them on a database</text:p>
        </text:list-item>
      </text:list>
      <text:p text:style-name="P10"/>
      <text:p text:style-name="P22"><text:span text:style-name="T4">I</text:span><text:span text:style-name="T1">nvoice management important:</text:span></text:p>
      <text:p text:style-name="P4"><text:span text:style-name="T1"/></text:p>
      <text:p text:style-name="P11">Streamlines all purchase and proucrement-<text:span text:style-name="T10">related information. It helps create a comprehensive database of all purchase orders, payables, transactions, etc.</text:span></text:p>
      <text:p text:style-name="P11"/>
      <text:p text:style-name="P23">Different types of invoices:</text:p>
      <text:p text:style-name="P9"/>
      <text:list xml:id="list1036142492" text:style-name="L5">
        <text:list-item>
          <text:p text:style-name="P6">Interim invoice </text:p>
        </text:list-item>
        <text:list-item>
          <text:p text:style-name="P6">Proforma invoice </text:p>
        </text:list-item>
        <text:list-item>
          <text:p text:style-name="P6">Final invoice</text:p>
        </text:list-item>
        <text:list-item>
          <text:p text:style-name="P6">Recurring invoice </text:p>
        </text:list-item>
        <text:list-item>
          <text:p text:style-name="P6">Credit <text:s/>invoice</text:p>
        </text:list-item>
        <text:list-item>
          <text:p text:style-name="P6">Debit invoice</text:p>
        </text:list-item>
        <text:list-item>
          <text:p text:style-name="P6">OverDue invoice</text:p>
        </text:list-item>
      </text:list>
      <text:p text:style-name="P5"/>
      <text:p text:style-name="P5"/>
      <text:p text:style-name="P24">Biggest challenges in invoice management:</text:p>
      <text:p text:style-name="P24"/>
      <text:p text:style-name="P27">While small businesses get only a few invoices every month, large enterprises receive hundreds of purchasing invoices.</text:p>
      <text:p text:style-name="P5"/>
      <text:list xml:id="list2839474502" text:style-name="L6">
        <text:list-item>
          <text:p text:style-name="P12">Invoice process is higly time-consuming</text:p>
        </text:list-item>
        <text:list-item>
          <text:p text:style-name="P12">Delay in payments can result in penalties</text:p>
        </text:list-item>
        <text:list-item>
          <text:p text:style-name="P12">Irregular payments can make you lose credibility</text:p>
        </text:list-item>
      </text:list>
      <text:p text:style-name="P13"/>
      <text:p text:style-name="P13"/>
      <text:p text:style-name="P25"><text:soft-page-break/>Manual invoice management <text:s/>process:</text:p>
      <text:p text:style-name="P25"/>
      <text:p text:style-name="P28">A manual invoice management system needs human expertise and skill to process invoices.</text:p>
      <text:p text:style-name="P13"/>
      <text:p text:style-name="P13"/>
      <text:p text:style-name="P25">Steps in manual invoice management:</text:p>
      <text:p text:style-name="P9"/>
      <text:list xml:id="list1320916384" text:style-name="L9">
        <text:list-item>
          <text:p text:style-name="P14">Receiving the invoice</text:p>
        </text:list-item>
        <text:list-item>
          <text:p text:style-name="P14">Extracting data from the invoice</text:p>
        </text:list-item>
        <text:list-item>
          <text:p text:style-name="P14">Manually verifiying the data with physical invoice</text:p>
        </text:list-item>
        <text:list-item>
          <text:p text:style-name="P14">Updating the data on an accounting system</text:p>
        </text:list-item>
        <text:list-item>
          <text:p text:style-name="P14">Invoice verification and approval</text:p>
        </text:list-item>
        <text:list-item>
          <text:p text:style-name="P14">Payment</text:p>
        </text:list-item>
      </text:list>
      <text:p text:style-name="P17"><text:span text:style-name="T1"/></text:p>
      <text:p text:style-name="P17"><text:span text:style-name="T12">Bottlenecks in the manual invoice system:</text:span></text:p>
      <text:p text:style-name="P32"><text:span text:style-name="T1"/></text:p>
      <text:list xml:id="list109343875" text:style-name="L10">
        <text:list-item>
          <text:p text:style-name="P29">Simple human error ca<text:span text:style-name="T11">n cause weaker vendor relationship, delay payments</text:span></text:p>
        </text:list-item>
        <text:list-item>
          <text:p text:style-name="P30">The records are not maintained digitally</text:p>
        </text:list-item>
        <text:list-item>
          <text:p text:style-name="P30">Delayed payments can result in heavy fines</text:p>
        </text:list-item>
      </text:list>
      <text:p text:style-name="P31"/>
      <text:p text:style-name="P31"/>
      <text:p text:style-name="P26">Automated invoice management process:</text:p>
      <text:p text:style-name="P17"><text:span text:style-name="T1"/></text:p>
      <text:list xml:id="list2090995928" text:style-name="L11">
        <text:list-item>
          <text:p text:style-name="P38"><text:span text:style-name="T9">Is a software that helps extract, process, store, and manage invoice data.</text:span></text:p>
        </text:list-item>
      </text:list>
      <text:p text:style-name="P39"><text:span text:style-name="T9"/></text:p>
      <text:p text:style-name="P33"><text:span text:style-name="T8">Steps in automated invoice management:</text:span></text:p>
      <text:p text:style-name="P33"/>
      <text:list xml:id="list4265494939" text:style-name="L12">
        <text:list-item>
          <text:p text:style-name="P35">Automatic data extraction to a digital format</text:p>
        </text:list-item>
        <text:list-item>
          <text:p text:style-name="P35">Sending the invoice for approval</text:p>
        </text:list-item>
        <text:list-item>
          <text:p text:style-name="P35">Invoice verification and approval</text:p>
        </text:list-item>
        <text:list-item>
          <text:p text:style-name="P35">Processing the payment</text:p>
        </text:list-item>
        <text:list-item>
          <text:p text:style-name="P35">Archiving information on the accounting software</text:p>
        </text:list-item>
      </text:list>
      <text:p text:style-name="P33"/>
      <text:p text:style-name="P33">Benefits of automated invoice management system:</text:p>
      <text:list xml:id="list777556169" text:style-name="L13">
        <text:list-item>
          <text:p text:style-name="P36">On time payments</text:p>
        </text:list-item>
        <text:list-item>
          <text:p text:style-name="P36">Better vendor releationships</text:p>
        </text:list-item>
        <text:list-item>
          <text:p text:style-name="P36">Increased credibility</text:p>
        </text:list-item>
        <text:list-item>
          <text:p text:style-name="P36">Time saved on manual invoice processing </text:p>
        </text:list-item>
      </text:list>
      <text:p text:style-name="P34"/>
      <text:p text:style-name="P34">Cons of automated invoice management system:</text:p>
      <text:p text:style-name="P34"/>
      <text:list xml:id="list1000475733" text:style-name="L14">
        <text:list-item>
          <text:p text:style-name="P15">Integrations with accounting software may take time</text:p>
        </text:list-item>
        <text:list-item>
          <text:p text:style-name="P15">The returns might not justify the cost in the case of very small business</text:p>
        </text:list-item>
      </text:list>
      <text:p text:style-name="P16"/>
      <text:p text:style-name="P16"><text:tab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Inter" svg:font-family="Inter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4:46:34.830299800</meta:creation-date>
    <dc:date>2023-07-24T18:16:11.635599436</dc:date>
    <meta:editing-duration>PT9M46S</meta:editing-duration>
    <meta:editing-cycles>1</meta:editing-cycles>
    <meta:document-statistic meta:table-count="0" meta:image-count="0" meta:object-count="0" meta:page-count="2" meta:paragraph-count="55" meta:word-count="361" meta:character-count="2450" meta:non-whitespace-character-count="2077"/>
    <meta:generator>LibreOffice/7.3.7.2$Linux_X86_64 LibreOffice_project/30$Build-2</meta:generator>
  </office:meta>
</office:document-meta>
</file>